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bf819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4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768cm" fo:min-width="0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0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afd095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 draw:fill-color="#bf819e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 draw:fill-color="#bf819e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00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 draw:fill-color="#ffff00"/>
      <style:paragraph-properties fo:text-align="center"/>
      <style:text-properties fo:color="#ffff00" loext:opacity="100%" fo:font-size="22pt" fo:background-color="transparent" style:font-size-asian="22pt" style:font-size-complex="22pt"/>
    </style:style>
    <style:style style:name="P10" style:family="paragraph">
      <loext:graphic-properties draw:fill="solid" draw:fill-color="#afd095"/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="solid" draw:fill-color="#afd095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text-position="super 58%" fo:font-size="22pt" style:font-size-asian="22pt" style:font-size-complex="22pt"/>
    </style:style>
    <style:style style:name="T9" style:family="text">
      <style:text-properties fo:font-size="22pt" fo:background-color="transparent" style:font-size-asian="22pt" style:font-size-complex="22pt"/>
    </style:style>
    <style:style style:name="T10" style:family="text">
      <style:text-properties style:text-position="sub 58%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3cm" svg:height="1.195cm" svg:x="5.242cm" svg:y="8.215cm">
          <draw:text-box>
            <text:p text:style-name="P1"><text:span text:style-name="T1">e</text:span></text:p>
          </draw:text-box>
        </draw:frame>
        <draw:line draw:style-name="gr2" draw:text-style-name="P3" draw:layer="layout" svg:x1="2.697cm" svg:y1="9.348cm" svg:x2="11.577cm" svg:y2="9.34cm">
          <text:p/>
        </draw:line>
        <draw:line draw:style-name="gr2" draw:text-style-name="P3" draw:layer="layout" svg:x1="2.27cm" svg:y1="10.293cm" svg:x2="2.27cm" svg:y2="15.712cm">
          <text:p/>
        </draw:line>
        <draw:frame draw:style-name="gr3" draw:text-style-name="P4" draw:layer="layout" svg:width="1.799cm" svg:height="1.275cm" svg:x="2.693cm" svg:y="9.871cm">
          <draw:text-box>
            <text:p text:style-name="P1"><text:span text:style-name="T2">X</text:span><text:span text:style-name="T3">1,1</text:span></text:p>
          </draw:text-box>
        </draw:frame>
        <draw:frame draw:style-name="gr3" draw:text-style-name="P4" draw:layer="layout" svg:width="3.596cm" svg:height="1.275cm" svg:x="6.294cm" svg:y="9.872cm">
          <draw:text-box>
            <text:p text:style-name="P1">...</text:p>
          </draw:text-box>
        </draw:frame>
        <draw:frame draw:style-name="gr4" draw:text-style-name="P5" draw:layer="layout" svg:width="1.799cm" svg:height="1.275cm" svg:x="4.494cm" svg:y="12.472cm">
          <draw:text-box>
            <text:p text:style-name="P1"><text:span text:style-name="T2">X</text:span><text:span text:style-name="T3">3,2</text:span></text:p>
          </draw:text-box>
        </draw:frame>
        <draw:frame draw:style-name="gr4" draw:text-style-name="P6" draw:layer="layout" svg:width="1.799cm" svg:height="1.275cm" svg:x="2.694cm" svg:y="12.472cm">
          <draw:text-box>
            <text:p text:style-name="P1"><text:span text:style-name="T2">X</text:span><text:span text:style-name="T3">3,1</text:span></text:p>
          </draw:text-box>
        </draw:frame>
        <draw:frame draw:style-name="gr3" draw:text-style-name="P4" draw:layer="layout" svg:width="1.799cm" svg:height="1.275cm" svg:x="2.694cm" svg:y="14.472cm">
          <draw:text-box>
            <text:p text:style-name="P1"><text:span text:style-name="T2">X</text:span><text:span text:style-name="T3">s,1</text:span></text:p>
          </draw:text-box>
        </draw:frame>
        <draw:frame draw:style-name="gr3" draw:text-style-name="P4" draw:layer="layout" svg:width="1.799cm" svg:height="1.275cm" svg:x="9.894cm" svg:y="9.872cm">
          <draw:text-box>
            <text:p text:style-name="P1"><text:span text:style-name="T2">X</text:span><text:span text:style-name="T3">1,e</text:span></text:p>
          </draw:text-box>
        </draw:frame>
        <draw:frame draw:style-name="gr4" draw:text-style-name="P5" draw:layer="layout" svg:width="1.799cm" svg:height="1.275cm" svg:x="9.895cm" svg:y="12.473cm">
          <draw:text-box>
            <text:p text:style-name="P1"><text:span text:style-name="T2">X</text:span><text:span text:style-name="T3">3,e</text:span></text:p>
          </draw:text-box>
        </draw:frame>
        <draw:frame draw:style-name="gr3" draw:text-style-name="P4" draw:layer="layout" svg:width="1.799cm" svg:height="1.275cm" svg:x="4.495cm" svg:y="14.473cm">
          <draw:text-box>
            <text:p text:style-name="P1"><text:span text:style-name="T2">X</text:span><text:span text:style-name="T3">s,2</text:span></text:p>
          </draw:text-box>
        </draw:frame>
        <draw:frame draw:style-name="gr3" draw:text-style-name="P4" draw:layer="layout" svg:width="1.799cm" svg:height="1.275cm" svg:x="9.895cm" svg:y="14.473cm">
          <draw:text-box>
            <text:p text:style-name="P1"><text:span text:style-name="T2">X</text:span><text:span text:style-name="T3">s,e</text:span></text:p>
          </draw:text-box>
        </draw:frame>
        <draw:frame draw:style-name="gr3" draw:text-style-name="P4" draw:layer="layout" svg:width="1.799cm" svg:height="1.275cm" svg:x="4.495cm" svg:y="9.873cm">
          <draw:text-box>
            <text:p text:style-name="P1"><text:span text:style-name="T2">X</text:span><text:span text:style-name="T3">1,2</text:span></text:p>
          </draw:text-box>
        </draw:frame>
        <draw:frame draw:style-name="gr4" draw:text-style-name="P5" draw:layer="layout" svg:width="3.596cm" svg:height="1.275cm" svg:x="6.294cm" svg:y="12.473cm">
          <draw:text-box>
            <text:p text:style-name="P1">...</text:p>
          </draw:text-box>
        </draw:frame>
        <draw:frame draw:style-name="gr3" draw:text-style-name="P4" draw:layer="layout" svg:width="3.596cm" svg:height="1.275cm" svg:x="6.294cm" svg:y="14.474cm">
          <draw:text-box>
            <text:p text:style-name="P1">...</text:p>
          </draw:text-box>
        </draw:frame>
        <draw:frame draw:style-name="gr5" draw:text-style-name="P7" draw:layer="layout" svg:width="1.799cm" svg:height="0.725cm" svg:x="2.695cm" svg:y="13.772cm">
          <draw:text-box>
            <text:p text:style-name="P1"><text:span text:style-name="T4">...</text:span></text:p>
          </draw:text-box>
        </draw:frame>
        <draw:frame draw:style-name="gr6" draw:text-style-name="P2" draw:layer="layout" svg:width="1.24cm" svg:height="1.195cm" svg:x="1.03cm" svg:y="12.112cm">
          <draw:text-box>
            <text:p text:style-name="P1"><text:span text:style-name="T1">s</text:span></text:p>
          </draw:text-box>
        </draw:frame>
        <draw:frame draw:style-name="gr1" draw:text-style-name="P2" draw:layer="layout" svg:width="4.33cm" svg:height="1.195cm" svg:x="15.32cm" svg:y="1.075cm">
          <draw:text-box>
            <text:p text:style-name="P1"><text:span text:style-name="T1">e</text:span></text:p>
          </draw:text-box>
        </draw:frame>
        <draw:line draw:style-name="gr2" draw:text-style-name="P3" draw:layer="layout" svg:x1="14.017cm" svg:y1="2.27cm" svg:x2="21.002cm" svg:y2="2.27cm">
          <text:p/>
        </draw:line>
        <draw:line draw:style-name="gr2" draw:text-style-name="P3" draw:layer="layout" svg:x1="13.27cm" svg:y1="3.194cm" svg:x2="13.27cm" svg:y2="8.613cm">
          <text:p/>
        </draw:line>
        <draw:frame draw:style-name="gr3" draw:text-style-name="P4" draw:layer="layout" svg:width="1.803cm" svg:height="1.275cm" svg:x="17.294cm" svg:y="2.773cm">
          <draw:text-box>
            <text:p text:style-name="P1">...</text:p>
          </draw:text-box>
        </draw:frame>
        <draw:frame draw:style-name="gr3" draw:text-style-name="P4" draw:layer="layout" svg:width="1.799cm" svg:height="1.275cm" svg:x="15.494cm" svg:y="4.073cm">
          <draw:text-box>
            <text:p text:style-name="P1"><text:span text:style-name="T5">V</text:span><text:span text:style-name="T6">0</text:span><text:span text:style-name="T3">2,2</text:span></text:p>
          </draw:text-box>
        </draw:frame>
        <draw:frame draw:style-name="gr3" draw:text-style-name="P4" draw:layer="layout" svg:width="1.799cm" svg:height="1.275cm" svg:x="13.694cm" svg:y="4.076cm">
          <draw:text-box>
            <text:p text:style-name="P1"><text:span text:style-name="T5">V</text:span><text:span text:style-name="T6">0</text:span><text:span text:style-name="T3">2,1</text:span></text:p>
          </draw:text-box>
        </draw:frame>
        <draw:frame draw:style-name="gr3" draw:text-style-name="P4" draw:layer="layout" svg:width="1.799cm" svg:height="1.275cm" svg:x="13.694cm" svg:y="7.374cm">
          <draw:text-box>
            <text:p text:style-name="P1"><text:span text:style-name="T5">V</text:span><text:span text:style-name="T6">0</text:span><text:span text:style-name="T3">s,1</text:span></text:p>
          </draw:text-box>
        </draw:frame>
        <draw:frame draw:style-name="gr3" draw:text-style-name="P4" draw:layer="layout" svg:width="2.013cm" svg:height="1.275cm" svg:x="19.094cm" svg:y="2.773cm">
          <draw:text-box>
            <text:p text:style-name="P1"><text:span text:style-name="T5">V</text:span><text:span text:style-name="T6">0</text:span><text:span text:style-name="T3">1,e</text:span></text:p>
          </draw:text-box>
        </draw:frame>
        <draw:frame draw:style-name="gr3" draw:text-style-name="P4" draw:layer="layout" svg:width="2.012cm" svg:height="1.275cm" svg:x="19.095cm" svg:y="4.074cm">
          <draw:text-box>
            <text:p text:style-name="P1"><text:span text:style-name="T5">V</text:span><text:span text:style-name="T6">0</text:span><text:span text:style-name="T3">2,e</text:span></text:p>
          </draw:text-box>
        </draw:frame>
        <draw:frame draw:style-name="gr3" draw:text-style-name="P4" draw:layer="layout" svg:width="1.799cm" svg:height="1.275cm" svg:x="15.495cm" svg:y="7.374cm">
          <draw:text-box>
            <text:p text:style-name="P1"><text:span text:style-name="T5">V</text:span><text:span text:style-name="T6">0</text:span><text:span text:style-name="T3">s,2</text:span></text:p>
          </draw:text-box>
        </draw:frame>
        <draw:frame draw:style-name="gr7" draw:text-style-name="P4" draw:layer="layout" svg:width="2.012cm" svg:height="1.27cm" svg:x="19.095cm" svg:y="7.35cm">
          <draw:text-box>
            <text:p text:style-name="P1"><text:span text:style-name="T5">V</text:span><text:span text:style-name="T6">0</text:span><text:span text:style-name="T7">e</text:span><text:span text:style-name="T3">,e</text:span></text:p>
          </draw:text-box>
        </draw:frame>
        <draw:frame draw:style-name="gr3" draw:text-style-name="P4" draw:layer="layout" svg:width="1.799cm" svg:height="1.275cm" svg:x="15.495cm" svg:y="2.774cm">
          <draw:text-box>
            <text:p text:style-name="P1"><text:span text:style-name="T5">V</text:span><text:span text:style-name="T6">0</text:span><text:span text:style-name="T3">1,2</text:span></text:p>
          </draw:text-box>
        </draw:frame>
        <draw:frame draw:style-name="gr3" draw:text-style-name="P4" draw:layer="layout" svg:width="1.803cm" svg:height="1.275cm" svg:x="17.294cm" svg:y="4.074cm">
          <draw:text-box>
            <text:p text:style-name="P1">...</text:p>
          </draw:text-box>
        </draw:frame>
        <draw:frame draw:style-name="gr3" draw:text-style-name="P4" draw:layer="layout" svg:width="1.803cm" svg:height="1.275cm" svg:x="17.294cm" svg:y="7.375cm">
          <draw:text-box>
            <text:p text:style-name="P1">...</text:p>
          </draw:text-box>
        </draw:frame>
        <draw:frame draw:style-name="gr8" draw:text-style-name="P4" draw:layer="layout" svg:width="1.799cm" svg:height="2.018cm" svg:x="13.695cm" svg:y="5.331cm">
          <draw:text-box>
            <text:p text:style-name="P1">...</text:p>
          </draw:text-box>
        </draw:frame>
        <draw:frame draw:style-name="gr8" draw:text-style-name="P4" draw:layer="layout" svg:width="1.799cm" svg:height="2.018cm" svg:x="15.496cm" svg:y="5.331cm">
          <draw:text-box>
            <text:p text:style-name="P1">...</text:p>
          </draw:text-box>
        </draw:frame>
        <draw:frame draw:style-name="gr8" draw:text-style-name="P4" draw:layer="layout" svg:width="2.01cm" svg:height="2.018cm" svg:x="19.097cm" svg:y="5.331cm">
          <draw:text-box>
            <text:p text:style-name="P1">...</text:p>
          </draw:text-box>
        </draw:frame>
        <draw:frame draw:style-name="gr8" draw:text-style-name="P4" draw:layer="layout" svg:width="1.799cm" svg:height="2.018cm" svg:x="17.298cm" svg:y="5.331cm">
          <draw:text-box>
            <text:p text:style-name="P1">...</text:p>
          </draw:text-box>
        </draw:frame>
        <draw:frame draw:style-name="gr6" draw:text-style-name="P2" draw:layer="layout" svg:width="1.24cm" svg:height="1.195cm" svg:x="12.03cm" svg:y="5.013cm">
          <draw:text-box>
            <text:p text:style-name="P1"><text:span text:style-name="T1">e</text:span></text:p>
          </draw:text-box>
        </draw:frame>
        <draw:frame draw:style-name="gr3" draw:text-style-name="P4" draw:layer="layout" svg:width="1.799cm" svg:height="1.275cm" svg:x="13.695cm" svg:y="2.774cm">
          <draw:text-box>
            <text:p text:style-name="P1"><text:span text:style-name="T2">V</text:span><text:span text:style-name="T8">0</text:span><text:span text:style-name="T3">2,1</text:span></text:p>
          </draw:text-box>
        </draw:frame>
        <draw:frame draw:style-name="gr1" draw:text-style-name="P2" draw:layer="layout" svg:width="4.33cm" svg:height="1.195cm" svg:x="15.321cm" svg:y="16.176cm">
          <draw:text-box>
            <text:p text:style-name="P1"><text:span text:style-name="T1">e</text:span></text:p>
          </draw:text-box>
        </draw:frame>
        <draw:line draw:style-name="gr2" draw:text-style-name="P3" draw:layer="layout" svg:x1="14.018cm" svg:y1="16.271cm" svg:x2="21.003cm" svg:y2="16.271cm">
          <text:p/>
        </draw:line>
        <draw:line draw:style-name="gr2" draw:text-style-name="P3" draw:layer="layout" svg:x1="13.271cm" svg:y1="10.295cm" svg:x2="13.271cm" svg:y2="15.714cm">
          <text:p/>
        </draw:line>
        <draw:frame draw:style-name="gr6" draw:text-style-name="P2" draw:layer="layout" svg:width="1.24cm" svg:height="1.195cm" svg:x="12.031cm" svg:y="12.114cm">
          <draw:text-box>
            <text:p text:style-name="P1"><text:span text:style-name="T1">s</text:span></text:p>
          </draw:text-box>
        </draw:frame>
        <draw:frame draw:style-name="gr9" draw:text-style-name="P8" draw:layer="layout" svg:width="1.799cm" svg:height="1.275cm" svg:x="4.494cm" svg:y="11.172cm">
          <draw:text-box>
            <text:p text:style-name="P1"><text:span text:style-name="T2">X</text:span><text:span text:style-name="T3">2,2</text:span></text:p>
          </draw:text-box>
        </draw:frame>
        <draw:frame draw:style-name="gr9" draw:text-style-name="P9" draw:layer="layout" svg:width="1.799cm" svg:height="1.275cm" svg:x="2.694cm" svg:y="11.172cm">
          <draw:text-box>
            <text:p text:style-name="P1"><text:span text:style-name="T9">X</text:span><text:span text:style-name="T10">2,1</text:span></text:p>
          </draw:text-box>
        </draw:frame>
        <draw:frame draw:style-name="gr9" draw:text-style-name="P8" draw:layer="layout" svg:width="1.799cm" svg:height="1.275cm" svg:x="9.895cm" svg:y="11.173cm">
          <draw:text-box>
            <text:p text:style-name="P1"><text:span text:style-name="T2">X</text:span><text:span text:style-name="T3">2,e</text:span></text:p>
          </draw:text-box>
        </draw:frame>
        <draw:frame draw:style-name="gr9" draw:text-style-name="P8" draw:layer="layout" svg:width="3.596cm" svg:height="1.275cm" svg:x="6.294cm" svg:y="11.173cm">
          <draw:text-box>
            <text:p text:style-name="P1">...</text:p>
          </draw:text-box>
        </draw:frame>
        <draw:frame draw:style-name="gr5" draw:text-style-name="P7" draw:layer="layout" svg:width="1.799cm" svg:height="0.725cm" svg:x="4.496cm" svg:y="13.773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9cm" svg:height="0.725cm" svg:x="9.897cm" svg:y="13.774cm">
          <draw:text-box>
            <text:p text:style-name="P1"><text:span text:style-name="T4">...</text:span></text:p>
          </draw:text-box>
        </draw:frame>
        <draw:frame draw:style-name="gr5" draw:text-style-name="P7" draw:layer="layout" svg:width="3.592cm" svg:height="0.725cm" svg:x="6.298cm" svg:y="13.775cm">
          <draw:text-box>
            <text:p text:style-name="P1"><text:span text:style-name="T4">...</text:span></text:p>
          </draw:text-box>
        </draw:frame>
        <draw:frame draw:style-name="gr3" draw:text-style-name="P4" draw:layer="layout" svg:width="1.799cm" svg:height="1.275cm" svg:x="13.694cm" svg:y="9.871cm">
          <draw:text-box>
            <text:p text:style-name="P1"><text:span text:style-name="T2">V</text:span><text:span text:style-name="T3">1,1</text:span></text:p>
          </draw:text-box>
        </draw:frame>
        <draw:frame draw:style-name="gr3" draw:text-style-name="P4" draw:layer="layout" svg:width="1.802cm" svg:height="1.275cm" svg:x="17.295cm" svg:y="9.872cm">
          <draw:text-box>
            <text:p text:style-name="P1">...</text:p>
          </draw:text-box>
        </draw:frame>
        <draw:frame draw:style-name="gr10" draw:text-style-name="P10" draw:layer="layout" svg:width="1.799cm" svg:height="1.275cm" svg:x="15.495cm" svg:y="12.472cm">
          <draw:text-box>
            <text:p text:style-name="P1"><text:span text:style-name="T2">V</text:span><text:span text:style-name="T3">3,2</text:span></text:p>
          </draw:text-box>
        </draw:frame>
        <draw:frame draw:style-name="gr10" draw:text-style-name="P11" draw:layer="layout" svg:width="1.799cm" svg:height="1.275cm" svg:x="13.695cm" svg:y="12.472cm">
          <draw:text-box>
            <text:p text:style-name="P1"><text:span text:style-name="T2">V</text:span><text:span text:style-name="T3">3,1</text:span></text:p>
          </draw:text-box>
        </draw:frame>
        <draw:frame draw:style-name="gr3" draw:text-style-name="P4" draw:layer="layout" svg:width="1.799cm" svg:height="1.275cm" svg:x="13.695cm" svg:y="14.472cm">
          <draw:text-box>
            <text:p text:style-name="P1"><text:span text:style-name="T2">V</text:span><text:span text:style-name="T3">s,1</text:span></text:p>
          </draw:text-box>
        </draw:frame>
        <draw:frame draw:style-name="gr3" draw:text-style-name="P4" draw:layer="layout" svg:width="1.799cm" svg:height="1.275cm" svg:x="19.095cm" svg:y="9.872cm">
          <draw:text-box>
            <text:p text:style-name="P1"><text:span text:style-name="T2">V</text:span><text:span text:style-name="T3">1,e</text:span></text:p>
          </draw:text-box>
        </draw:frame>
        <draw:frame draw:style-name="gr10" draw:text-style-name="P10" draw:layer="layout" svg:width="1.799cm" svg:height="1.275cm" svg:x="19.096cm" svg:y="12.473cm">
          <draw:text-box>
            <text:p text:style-name="P1"><text:span text:style-name="T2">V</text:span><text:span text:style-name="T3">3,e</text:span></text:p>
          </draw:text-box>
        </draw:frame>
        <draw:frame draw:style-name="gr3" draw:text-style-name="P4" draw:layer="layout" svg:width="1.799cm" svg:height="1.275cm" svg:x="15.496cm" svg:y="14.473cm">
          <draw:text-box>
            <text:p text:style-name="P1"><text:span text:style-name="T2">V</text:span><text:span text:style-name="T3">s,2</text:span></text:p>
          </draw:text-box>
        </draw:frame>
        <draw:frame draw:style-name="gr3" draw:text-style-name="P4" draw:layer="layout" svg:width="1.799cm" svg:height="1.275cm" svg:x="19.096cm" svg:y="14.473cm">
          <draw:text-box>
            <text:p text:style-name="P1"><text:span text:style-name="T2">V</text:span><text:span text:style-name="T3">s,e</text:span></text:p>
          </draw:text-box>
        </draw:frame>
        <draw:frame draw:style-name="gr3" draw:text-style-name="P4" draw:layer="layout" svg:width="1.799cm" svg:height="1.275cm" svg:x="15.496cm" svg:y="9.873cm">
          <draw:text-box>
            <text:p text:style-name="P1"><text:span text:style-name="T2">V</text:span><text:span text:style-name="T3">1,2</text:span></text:p>
          </draw:text-box>
        </draw:frame>
        <draw:frame draw:style-name="gr10" draw:text-style-name="P10" draw:layer="layout" svg:width="1.802cm" svg:height="1.275cm" svg:x="17.295cm" svg:y="12.473cm">
          <draw:text-box>
            <text:p text:style-name="P1">...</text:p>
          </draw:text-box>
        </draw:frame>
        <draw:frame draw:style-name="gr3" draw:text-style-name="P4" draw:layer="layout" svg:width="1.802cm" svg:height="1.275cm" svg:x="17.295cm" svg:y="14.474cm">
          <draw:text-box>
            <text:p text:style-name="P1">...</text:p>
          </draw:text-box>
        </draw:frame>
        <draw:frame draw:style-name="gr5" draw:text-style-name="P7" draw:layer="layout" svg:width="1.799cm" svg:height="0.725cm" svg:x="13.696cm" svg:y="13.772cm">
          <draw:text-box>
            <text:p text:style-name="P1"><text:span text:style-name="T4">...</text:span></text:p>
          </draw:text-box>
        </draw:frame>
        <draw:frame draw:style-name="gr9" draw:text-style-name="P8" draw:layer="layout" svg:width="1.799cm" svg:height="1.275cm" svg:x="15.495cm" svg:y="11.172cm">
          <draw:text-box>
            <text:p text:style-name="P1"><text:span text:style-name="T2">V</text:span><text:span text:style-name="T3">2,2</text:span></text:p>
          </draw:text-box>
        </draw:frame>
        <draw:frame draw:style-name="gr9" draw:text-style-name="P9" draw:layer="layout" svg:width="1.799cm" svg:height="1.275cm" svg:x="13.695cm" svg:y="11.172cm">
          <draw:text-box>
            <text:p text:style-name="P1"><text:span text:style-name="T9">V</text:span><text:span text:style-name="T10">2,1</text:span></text:p>
          </draw:text-box>
        </draw:frame>
        <draw:frame draw:style-name="gr9" draw:text-style-name="P8" draw:layer="layout" svg:width="1.799cm" svg:height="1.275cm" svg:x="19.096cm" svg:y="11.173cm">
          <draw:text-box>
            <text:p text:style-name="P1"><text:span text:style-name="T2">V</text:span><text:span text:style-name="T3">2,e</text:span></text:p>
          </draw:text-box>
        </draw:frame>
        <draw:frame draw:style-name="gr9" draw:text-style-name="P8" draw:layer="layout" svg:width="1.802cm" svg:height="1.275cm" svg:x="17.295cm" svg:y="11.173cm">
          <draw:text-box>
            <text:p text:style-name="P1">...</text:p>
          </draw:text-box>
        </draw:frame>
        <draw:frame draw:style-name="gr5" draw:text-style-name="P7" draw:layer="layout" svg:width="1.799cm" svg:height="0.725cm" svg:x="15.497cm" svg:y="13.773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9cm" svg:height="0.725cm" svg:x="19.098cm" svg:y="13.774cm">
          <draw:text-box>
            <text:p text:style-name="P1"><text:span text:style-name="T4">...</text:span></text:p>
          </draw:text-box>
        </draw:frame>
        <draw:frame draw:style-name="gr5" draw:text-style-name="P7" draw:layer="layout" svg:width="1.798cm" svg:height="0.725cm" svg:x="17.299cm" svg:y="13.775cm">
          <draw:text-box>
            <text:p text:style-name="P1"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09:56:51.738954000</dc:date>
    <meta:editing-duration>PT2H36M23S</meta:editing-duration>
    <meta:editing-cycles>6</meta:editing-cycles>
    <meta:generator>LibreOffice/26.2.1.2$Windows_X86_64 LibreOffice_project/620$Build-2</meta:generator>
    <meta:document-statistic meta:object-count="68"/>
  </office:meta>
</office:document-meta>
</file>